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10pt" officeooo:rsid="00092ecc" officeooo:paragraph-rsid="00092ecc" style:font-size-asian="10pt" style:font-size-complex="10pt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c9211e" loext:opacity="100%" fo:font-size="10pt" officeooo:rsid="00092ecc" officeooo:paragraph-rsid="00092ecc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ециальные соглашения при IPv4-адресации и IPv4- маршрутизации</text:p>
      <text:p text:style-name="Standard"/>
      <text:p text:style-name="P2">честно не нашел в лекциях, поэтому собирал повсюду + chatgpt</text:p>
      <text:p text:style-name="P4">При IPv4-адресации и IPv4-маршрутизации существуют несколько специальных соглашений и концепций. Вот некоторые из них:</text:p>
      <text:list xml:id="list3044030638" text:style-name="L1">
        <text:list-item>
          <text:p text:style-name="P3">Частные IP-адреса: Диапазоны IP-адресов, которые зарезервированы для использования в локальных сетях и не маршрутизируются в Интернете. Наиболее известные диапазоны частных IP-адресов: 10.0.0.0/8, 172.16.0.0/12 и 192.168.0.0/16. Эти адреса могут быть использованы в локальных сетях для связи между устройствами, но требуют преобразования сетевого адреса (Network Address Translation - NAT), чтобы связаться с Интернетом.</text:p>
        </text:list-item>
        <text:list-item>
          <text:p text:style-name="P3">Петлевой адрес: IP-адрес 127.0.0.1 (или 127.x.x.x), который используется для обратной связи внутри устройства. Петлевой адрес обычно назначается интерфейсу "loopback" и позволяет устройству обращаться к самому себе.</text:p>
        </text:list-item>
        <text:list-item>
          <text:p text:style-name="P3">Адрес широковещательной передачи: IP-адрес, который используется для отправки сообщений всем устройствам в локальной сети. Наиболее известный адрес широковещательной передачи - 255.255.255.255. При отправке сообщения на этот адрес оно будет доставлено всем устройствам в локальной сети.</text:p>
        </text:list-item>
        <text:list-item>
          <text:p text:style-name="P3">Маски подсети: Вместе с IP-адресами используются маски подсети для определения сетевой части и хостовой части адреса. Маска подсети представляет собой последовательность единиц, за которой следуют нули. Она определяет, какие биты в IP-адресе относятся к сети, а какие - к хосту.</text:p>
        </text:list-item>
        <text:list-item>
          <text:p text:style-name="P3">Маршрутизация: Процесс пересылки IP-пакетов между различными сетями. Роутеры используют таблицы маршрутизации для определения, куда направить пакеты на основе их IP-адресов назначения. В таблицах маршрутизации могут быть указаны конкретные маршруты, шлюзы по умолчанию и другие правила для определения наилучшего пути доставки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3:02:20.839950385</meta:creation-date>
    <dc:date>2023-05-10T23:15:52.150300808</dc:date>
    <meta:editing-duration>PT1M29S</meta:editing-duration>
    <meta:editing-cycles>1</meta:editing-cycles>
    <meta:document-statistic meta:table-count="0" meta:image-count="0" meta:object-count="0" meta:page-count="1" meta:paragraph-count="8" meta:word-count="228" meta:character-count="1777" meta:non-whitespace-character-count="1562"/>
    <meta:generator>LibreOffice/7.3.7.2$Linux_X86_64 LibreOffice_project/30$Build-2</meta:generator>
  </office:meta>
</office:document-meta>
</file>